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5fa" officeooo:paragraph-rsid="001af5fa"/>
    </style:style>
    <style:style style:name="P2" style:family="paragraph" style:parent-style-name="Standard">
      <style:text-properties officeooo:rsid="001c5deb" officeooo:paragraph-rsid="001c5deb"/>
    </style:style>
    <style:style style:name="P3" style:family="paragraph" style:parent-style-name="Standard">
      <style:text-properties officeooo:rsid="001c5deb" officeooo:paragraph-rsid="001e5cb0"/>
    </style:style>
    <style:style style:name="P4" style:family="paragraph" style:parent-style-name="Standard">
      <style:text-properties officeooo:rsid="001c5deb" officeooo:paragraph-rsid="001eabba"/>
    </style:style>
    <style:style style:name="P5" style:family="paragraph" style:parent-style-name="Standard">
      <style:text-properties officeooo:rsid="001c5deb" officeooo:paragraph-rsid="001f8648"/>
    </style:style>
    <style:style style:name="P6" style:family="paragraph" style:parent-style-name="Standard">
      <style:text-properties officeooo:rsid="001e5cb0" officeooo:paragraph-rsid="001e5cb0"/>
    </style:style>
    <style:style style:name="P7" style:family="paragraph" style:parent-style-name="Standard">
      <style:text-properties officeooo:rsid="001eabba" officeooo:paragraph-rsid="001eabba"/>
    </style:style>
    <style:style style:name="P8" style:family="paragraph" style:parent-style-name="Standard">
      <style:text-properties officeooo:rsid="00200fc3" officeooo:paragraph-rsid="00200fc3"/>
    </style:style>
    <style:style style:name="P9" style:family="paragraph" style:parent-style-name="Standard">
      <style:text-properties officeooo:rsid="00200fc3" officeooo:paragraph-rsid="00200fc3" fo:background-color="#ffff00"/>
    </style:style>
    <style:style style:name="P10" style:family="paragraph" style:parent-style-name="Standard">
      <style:text-properties officeooo:rsid="0020b5de" officeooo:paragraph-rsid="0020b5de"/>
    </style:style>
    <style:style style:name="P11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200fc3" officeooo:paragraph-rsid="00200fc3"/>
    </style:style>
    <style:style style:name="P12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c5deb" officeooo:paragraph-rsid="0020b5de"/>
    </style:style>
    <style:style style:name="P13" style:family="paragraph" style:parent-style-name="Default">
      <style:text-properties officeooo:rsid="001c5deb" officeooo:paragraph-rsid="0020b5de"/>
    </style:style>
    <style:style style:name="P14" style:family="paragraph" style:parent-style-name="Footer">
      <style:paragraph-properties fo:text-align="start" style:justify-single-word="false"/>
      <style:text-properties officeooo:rsid="0020b5de" officeooo:paragraph-rsid="0020b5de"/>
    </style:style>
    <style:style style:name="T1" style:family="text">
      <style:text-properties fo:color="#00000a" fo:font-size="15pt" style:font-size-asian="15pt" style:font-size-complex="15pt"/>
    </style:style>
    <style:style style:name="T2" style:family="text">
      <style:text-properties fo:color="#00000a" fo:font-size="15pt" officeooo:rsid="001e5cb0" style:font-size-asian="15pt" style:font-size-complex="15pt"/>
    </style:style>
    <style:style style:name="T3" style:family="text">
      <style:text-properties fo:color="#00000a" fo:font-size="15pt" officeooo:rsid="001af5fa" style:font-size-asian="15pt" style:font-size-complex="15pt"/>
    </style:style>
    <style:style style:name="T4" style:family="text">
      <style:text-properties fo:color="#00000a" fo:font-size="15pt" officeooo:rsid="001eabba" style:font-size-asian="15pt" style:font-size-complex="15pt"/>
    </style:style>
    <style:style style:name="T5" style:family="text">
      <style:text-properties fo:color="#00000a" fo:font-size="15pt" officeooo:rsid="001c5deb" style:font-size-asian="15pt" style:font-size-complex="15pt"/>
    </style:style>
    <style:style style:name="T6" style:family="text">
      <style:text-properties fo:color="#00000a" fo:font-size="15pt" officeooo:rsid="001c5deb" style:font-size-asian="15pt" style:font-size-complex="15pt"/>
    </style:style>
    <style:style style:name="T7" style:family="text">
      <style:text-properties fo:color="#00000a" fo:font-size="15pt" officeooo:rsid="001f8648" style:font-size-asian="15pt" style:font-size-complex="15pt"/>
    </style:style>
    <style:style style:name="T8" style:family="text">
      <style:text-properties fo:color="#00000a" fo:font-size="15pt" officeooo:rsid="00200fc3" style:font-size-asian="15pt" style:font-size-complex="15pt"/>
    </style:style>
    <style:style style:name="T9" style:family="text">
      <style:text-properties fo:color="#00000a" fo:font-size="15pt" officeooo:rsid="0020b5de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nese_pig</text:p>
      <text:p text:style-name="P1"/>
      <text:p text:style-name="P1">1. <text:span text:style-name="T1">Find out the customer I.D for the customer who has spent the maximum amount in a month and in all the 4 months.</text:span></text:p>
      <text:p text:style-name="P1"><text:span text:style-name="T1"/></text:p>
      <text:p text:style-name="P1"><text:span text:style-name="T1">grunt&gt; Retail <text:s/>= LOAD <text:s/>'/home/hduser/RetailData' <text:s/>USING <text:s/>PigStorage(';') <text:s/>AS (date, cust_id:int, agegroup, Zipcode, category:int, prod_id:int, qty:int,cost:double, amount:double);</text:span></text:p>
      <text:p text:style-name="P1"><text:span text:style-name="T1">2017-03-30 03:25:08,1</text:span></text:p>
      <text:p text:style-name="P1"><text:span text:style-name="T1"/></text:p>
      <text:p text:style-name="P1"><text:span text:style-name="T1">grunt&gt; describe Retail;</text:span></text:p>
      <text:p text:style-name="P1"><text:span text:style-name="T1">Retail: {date: bytearray,cust_id: int,agegroup: bytearray,Zipcode: bytearray,category: int,prod_id: int,qty: int,cost: double,amount: double}</text:span></text:p>
      <text:p text:style-name="P1"><text:span text:style-name="T1"/></text:p>
      <text:p text:style-name="P1"><text:span text:style-name="T1">grunt&gt; dump Re</text:span><text:span text:style-name="T4">ta</text:span><text:span text:style-name="T1">il;</text:span></text:p>
      <text:p text:style-name="P1"><text:span text:style-name="T1"/></text:p>
      <text:p text:style-name="P3"><text:span text:style-name="T2">//custwisesale</text:span><text:span text:style-name="T1"> = foreach </text:span><text:span text:style-name="T3">Retail</text:span><text:span text:style-name="T1"> generate $1, </text:span><text:span text:style-name="T2">$8;</text:span></text:p>
      <text:p text:style-name="P3"><text:span text:style-name="T2"/></text:p>
      <text:p text:style-name="P5"><text:span text:style-name="T2">custsale = group </text:span><text:span text:style-name="T7">Retail </text:span><text:span text:style-name="T2">by </text:span><text:span text:style-name="T8">$1</text:span><text:span text:style-name="T2">; </text:span></text:p>
      <text:p text:style-name="P5"><text:span text:style-name="T2"/></text:p>
      <text:p text:style-name="P3"><text:span text:style-name="T1">//custsale = group </text:span><text:span text:style-name="T2">custwisesale </text:span><text:span text:style-name="T1">by cust_id; </text:span></text:p>
      <text:p text:style-name="P2"><text:span text:style-name="T1"/></text:p>
      <text:p text:style-name="P2"><text:span text:style-name="T7">t</text:span><text:span text:style-name="T1">otalsale = foreach custsale generate </text:span><text:span text:style-name="T8">group as cust_id</text:span><text:span text:style-name="T1">, SUM(Retail.amount) as total;</text:span></text:p>
      <text:p text:style-name="P2"><text:span text:style-name="T1"/></text:p>
      <text:p text:style-name="P4"><text:span text:style-name="T1">//totalsale = foreach custsale generate $1, SUM(</text:span><text:span text:style-name="T4">custwisesale</text:span><text:span text:style-name="T1">.amount) as total;</text:span></text:p>
      <text:p text:style-name="P2"><text:span text:style-name="T1"/></text:p>
      <text:p text:style-name="P6"><text:span text:style-name="T1">grunt&gt; describe totalsale;</text:span></text:p>
      <text:p text:style-name="P7"><text:span text:style-name="T1">totalsale: {custwisesale: {(cust_id: int,amount: double)},total: double}</text:span></text:p>
      <text:p text:style-name="P6"><text:span text:style-name="T1"/></text:p>
      <text:p text:style-name="P2"><text:span text:style-name="T1">ordersale = order totalsale by $1 desc;</text:span></text:p>
      <text:p text:style-name="P2"><text:span text:style-name="T1"/></text:p>
      <text:p text:style-name="P7"><text:span text:style-name="T1">grunt&gt; <text:s/>describe ordersale;</text:span></text:p>
      <text:p text:style-name="P7"><text:span text:style-name="T1">ordersale: {custwisesale: {(cust_id: int,amount: double)},total: double}</text:span></text:p>
      <text:p text:style-name="P7"><text:span text:style-name="T1">grunt&gt; </text:span></text:p>
      <text:p text:style-name="P7"><text:span text:style-name="T1"/></text:p>
      <text:p text:style-name="P2"><text:span text:style-name="T1">result = limit ordersale </text:span><text:span text:style-name="T8">5</text:span><text:span text:style-name="T1">;</text:span></text:p>
      <text:p text:style-name="P2"><text:span text:style-name="T1"/></text:p>
      <text:p text:style-name="P7"><text:soft-page-break/><text:span text:style-name="T1">grunt&gt; describe result;</text:span></text:p>
      <text:p text:style-name="P7"><text:span text:style-name="T1">result: {custwisesale: {(cust_id: int,amount: double)},total: double}</text:span></text:p>
      <text:p text:style-name="P7"><text:span text:style-name="T1"/></text:p>
      <text:p text:style-name="P7"><text:span text:style-name="T1"/></text:p>
      <text:p text:style-name="P7"><text:span text:style-name="T1">grunt&gt;</text:span><text:span text:style-name="T5">dump result;</text:span></text:p>
      <text:p text:style-name="P7"><text:span text:style-name="T5"/></text:p>
      <text:p text:style-name="P9"><text:span text:style-name="T5">(1622362,459771.0)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11"><text:span text:style-name="T5"/></text:p>
      <text:p text:style-name="P8"><text:span text:style-name="T5"/></text:p>
      <text:p text:style-name="P8"><text:span text:style-name="T5"/></text:p>
      <text:p text:style-name="P10"><text:span text:style-name="T5">2. Find out the top 4 or top 10 product being sold in the monthly basis and in all the 4 months.</text:span></text:p>
      <text:p text:style-name="P10"><text:span text:style-name="T5"/></text:p>
      <text:p text:style-name="P10"><text:span text:style-name="T5">Retail <text:s/>= LOAD <text:s/>'/home/hduser/RetailData' <text:s/>USING <text:s/>PigStorage(';') <text:s/>AS (date, cust_id:int, agegroup, Zipcode, category:int, prod_id:int, qty:int,cost:double, amount:double);</text:span></text:p>
      <text:p text:style-name="P10"><text:span text:style-name="T5"/></text:p>
      <text:p text:style-name="P10"><text:span text:style-name="T5">custsale = group Retail by $5; </text:span></text:p>
      <text:p text:style-name="P10"><text:span text:style-name="T5"/></text:p>
      <text:p text:style-name="P10"><text:span text:style-name="T5">totalsale = foreach custsale generate group as Prod_id, SUM(Retail.amount) as total;</text:span></text:p>
      <text:p text:style-name="P10"><text:span text:style-name="T5"/></text:p>
      <text:p text:style-name="P10"><text:span text:style-name="T5">ordersale = order totalsale by $1 desc;</text:span></text:p>
      <text:p text:style-name="P10"><text:span text:style-name="T5"/></text:p>
      <text:p text:style-name="P10"><text:span text:style-name="T5">result = limit ordersale 5;</text:span></text:p>
      <text:p text:style-name="P10"><text:span text:style-name="T5"/></text:p>
      <text:p text:style-name="P10"><text:span text:style-name="T5">dump result;</text:span></text:p>
      <text:p text:style-name="P2"><text:span text:style-name="T1"/></text:p>
      <text:p text:style-name="P10"><text:span text:style-name="T1">(,9.8736073E7)</text:span></text:p>
      <text:p text:style-name="P10"><text:span text:style-name="T1">(20553418,470501.0)</text:span></text:p>
      <text:p text:style-name="P10"><text:span text:style-name="T1">(20564100,189113.0)</text:span></text:p>
      <text:p text:style-name="P10"><text:span text:style-name="T1">(20556433,141598.0)</text:span></text:p>
      <text:p text:style-name="P10"><text:span text:style-name="T1">(20557003,137515.0)</text:span></text:p>
      <text:p text:style-name="P12"><text:soft-page-break/><text:span text:style-name="T1"/></text:p>
      <text:p text:style-name="P2"><text:span text:style-name="T1"/></text:p>
      <text:p text:style-name="P13"><text:span text:style-name="T9">3. </text:span><text:span text:style-name="T1">Find out the top 5 grossing product and the top 5 product subclass for the age group A, B, C etc.....</text:span></text:p>
      <text:p text:style-name="P13"><text:span text:style-name="T1"/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0b5de" officeooo:paragraph-rsid="0020b5d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nittajoseph333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3:18:09.214649015</meta:creation-date>
    <dc:date>2017-03-30T04:38:13.473050361</dc:date>
    <meta:editing-duration>PT8M37S</meta:editing-duration>
    <meta:editing-cycles>1</meta:editing-cycles>
    <meta:document-statistic meta:table-count="0" meta:image-count="0" meta:object-count="0" meta:page-count="3" meta:paragraph-count="37" meta:word-count="238" meta:character-count="1871" meta:non-whitespace-character-count="1655"/>
    <meta:generator>LibreOffice/5.1.6.2$Linux_X86_64 LibreOffice_project/10m0$Build-2</meta:generator>
  </office:meta>
</office:document-meta>
</file>